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a59" officeooo:paragraph-rsid="0016ca59" style:font-weight-asian="bold" style:font-weight-complex="bold"/>
    </style:style>
    <style:style style:name="P2" style:family="paragraph" style:parent-style-name="Standard">
      <style:text-properties fo:font-weight="normal" officeooo:rsid="0016ca59" officeooo:paragraph-rsid="0016ca59" style:font-weight-asian="normal" style:font-weight-complex="normal"/>
    </style:style>
    <style:style style:name="P3" style:family="paragraph" style:parent-style-name="Standard">
      <style:text-properties fo:font-weight="normal" officeooo:rsid="0017c13b" officeooo:paragraph-rsid="0017c13b" style:font-weight-asian="normal" style:font-weight-complex="normal"/>
    </style:style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  <style:style style:name="T8" style:family="text">
      <style:text-properties officeooo:rsid="0017c13b"/>
    </style:style>
    <style:style style:name="T9" style:family="text">
      <style:text-properties officeooo:rsid="0019e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  <text:p text:style-name="Standard"/>
      <text:p text:style-name="P1">Quick Guide</text:p>
      <text:p text:style-name="P2"/>
      <text:p text:style-name="P2">1. Ensure Ground Truth data correctly formatted.</text:p>
      <text:p text:style-name="P2">2. Run keyword analysis →<text:span text:style-name="T9"> Raw keywords</text:span></text:p>
      <text:p text:style-name="P2">3. <text:span text:style-name="T8">Run calculateLogLikelihood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18T01:39:21.132848996</dc:date>
    <meta:editing-duration>PT5H19M22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1" meta:paragraph-count="8" meta:word-count="78" meta:character-count="457" meta:non-whitespace-character-count="387"/>
  </office:meta>
</office:document-meta>
</file>